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Pictures/2000000E000000FD000000FDA1735DD569F05E14.svm" manifest:media-type="image/x-svm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86mm" svg:height="89.87mm" svg:x="85.64mm" svg:y="12.11mm">
            <draw:object draw:notify-on-update-of-ranges="Feuille1.A1:Feuille1.A1 Feuille1.A2:Feuille1.A6 Feuille1.B1:Feuille1.B1 Feuille1.B2:Feuille1.B6 Feuille1.C2:Feuille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Nb pays</text:p>
          </table:table-cell>
        </table:table-row>
        <table:table-row table:style-name="ro1">
          <table:table-cell office:value-type="string" calcext:value-type="string">
            <text:p>IMB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tr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p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os</text:p>
          </table:table-cell>
          <table:table-cell table:number-columns-repeated="2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0:19:43.536277829</meta:creation-date>
    <dc:date>2019-10-23T10:40:13.688403748</dc:date>
    <meta:editing-duration>PT10M10S</meta:editing-duration>
    <meta:editing-cycles>1</meta:editing-cycles>
    <meta:document-statistic meta:table-count="1" meta:cell-count="17" meta:object-count="1"/>
    <meta:generator>LibreOffice/6.2.7.1$Linux_X86_64 LibreOffice_project/20$Build-1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none" chart:data-label-text="true" chart:data-label-symbol="false">
        <chart:symbol-image xlink:href="Pictures/2000000E000000FD000000FDA1735DD569F05E14.svm"/>
      </style:chart-properties>
    </style:style>
    <style:style style:name="ch5" style:family="chart" style:data-style-name="N0">
      <style:chart-properties chart:display-label="true" chart:logarithmic="false" chart:origin="5" chart:reverse-direction="false" text:line-break="false" loext:try-staggering-first="false" chart:link-data-style-to-source="true" chart:axis-position="7"/>
      <style:graphic-properties svg:stroke-color="#b3b3b3"/>
      <style:text-properties fo:font-size="6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7" chart:reverse-direction="false" text:line-break="false" loext:try-staggering-first="false" chart:link-data-style-to-source="true" chart:axis-position="5"/>
      <style:graphic-properties svg:stroke-color="#b3b3b3"/>
      <style:text-properties fo:font-size="6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25cm" chart:symbol-height="0.25cm" loext:label-stroke-color="#3465a4" chart:link-data-style-to-source="true" chart:data-label-number="none" chart:data-label-text="true" chart:data-label-symbol="fals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25cm" chart:symbol-height="0.25cm"/>
      <style:graphic-properties svg:stroke-color="#ff0000" draw:fill-color="#ff0000"/>
      <style:text-properties fo: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8.988cm" xlink:href=".." xlink:type="simple" chart:class="chart:scatter" chart:style-name="ch1">
        <chart:title svg:x="7.05cm" svg:y="0.315cm" chart:style-name="ch2">
          <text:p>Exemple</text:p>
        </chart:title>
        <chart:legend chart:legend-position="end" svg:x="14.756cm" svg:y="4.195cm" style:legend-expansion="high" chart:style-name="ch3"/>
        <chart:plot-area chart:style-name="ch4" table:cell-range-address="Feuille1.A1:Feuille1.A6 Feuille1.B2:Feuille1.C6 Feuille1.B1:Feuille1.B1" chart:data-source-has-labels="both" svg:x="0.686cm" svg:y="0.302cm" svg:width="12.624cm" svg:height="8.022cm">
          <chartooo:coordinate-region svg:x="0.739cm" svg:y="0.422cm" svg:width="12.463cm" svg:height="7.783cm"/>
          <chart:axis chart:dimension="x" chart:name="primary-x" chart:style-name="ch5" chartooo:axis-type="auto">
            <chart:title svg:x="6.584cm" svg:y="8.428cm" chart:style-name="ch6">
              <text:p>Pays</text:p>
            </chart:title>
            <chart:categories table:cell-range-address="Feuille1.A2:Feuille1.A6"/>
          </chart:axis>
          <chart:axis chart:dimension="y" chart:name="primary-y" chart:style-name="ch7">
            <chart:title svg:x="0cm" svg:y="4.595cm" chart:style-name="ch8">
              <text:p>CA</text:p>
            </chart:title>
          </chart:axis>
          <chart:series chart:style-name="ch9" chart:values-cell-range-address="Feuille1.B2:Feuille1.B6" chart:label-cell-address="Feuille1.B1:Feuille1.B1" chart:class="chart:scatter">
            <chart:domain table:cell-range-address="Feuille1.C2:Feuille1.C6"/>
            <chart:data-point chart:repeated="2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A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MB</text:p>
                <draw:g>
                  <svg:desc>Feuille1.A2:Feuille1.A6</svg:desc>
                </draw:g>
              </table:table-cell>
              <table:table-cell office:value-type="float" office:value="9">
                <text:p>9</text:p>
                <draw:g>
                  <svg:desc>Feuille1.C2:Feuille1.C6</svg:desc>
                </draw:g>
              </table:table-cell>
              <table:table-cell office:value-type="float" office:value="12">
                <text:p>12</text:p>
                <draw:g>
                  <svg:desc>Feuille1.B2:Feuille1.B6</svg:desc>
                </draw:g>
              </table:table-cell>
            </table:table-row>
            <table:table-row>
              <table:table-cell office:value-type="string">
                <text:p>CAP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ltran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opra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tos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